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d3c2" officeooo:paragraph-rsid="001cd3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тар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5:12:58.637641537</meta:creation-date>
    <dc:date>2016-05-07T15:13:54.880866277</dc:date>
    <meta:editing-duration>PT56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5.1.2.2$Linux_X86_64 LibreOffice_project/10m0$Build-2</meta:generator>
  </office:meta>
</office:document-meta>
</file>